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éciproque et bijectivité</text:p>
          </table:table-cell>
          <table:table-cell office:value-type="string" calcext:value-type="string">
            <text:p>Soit \(f : E\rightarrow F\) une application. S'il existe \(g : F\rightarrow E\) une application telle que : \(g\circ f = Id_E\) et \( f\circ g = Id_F\), alors \(f\) est bijective et \(g\) est la réciproque de \(f\)..</text:p>
          </table:table-cell>
        </table:table-row>
        <table:table-row table:style-name="ro1">
          <table:table-cell office:value-type="string" calcext:value-type="string">
            <text:p>Ensemble de définition</text:p>
          </table:table-cell>
          <table:table-cell office:value-type="string" calcext:value-type="string">
            <text:p>Soit \(f\) de R dans R une fonction. Le domaine de définition de \(f\) est l'ensemble, noté \(Df = \{x\in R, f(x) \text{existe}\}\) Alors, \(Df\rightarrow R\) est une application.</text:p>
          </table:table-cell>
        </table:table-row>
        <table:table-row table:style-name="ro1">
          <table:table-cell office:value-type="string" calcext:value-type="string">
            <text:p>Monotonie et injectivité</text:p>
          </table:table-cell>
          <table:table-cell office:value-type="string" calcext:value-type="string">
            <text:p>Soit \(f : I\rightarrow R\), si \(f\) est strictement monotone sur \(I\), alors \(f\) est injective de I sur \(\mathbb{R}\).</text:p>
          </table:table-cell>
        </table:table-row>
        <table:table-row table:style-name="ro1">
          <table:table-cell office:value-type="string" calcext:value-type="string">
            <text:p>Voisinage épointé</text:p>
          </table:table-cell>
          <table:table-cell office:value-type="string" calcext:value-type="string">
            <text:p>Un intervalle ouvert contenant \(x_0\), privé de \(x_0\). On le note \(V_{x_0}\). \(V_{x_0} = ]x_0-\epsilon,x_0+\epsilon[\setminus \{x_0\}\)</text:p>
          </table:table-cell>
        </table:table-row>
        <table:table-row table:style-name="ro1">
          <table:table-cell office:value-type="string" calcext:value-type="string">
            <text:p>Limite finie en un point</text:p>
          </table:table-cell>
          <table:table-cell office:value-type="string" calcext:value-type="string">
            <text:p>f a une limite finie si \(\forall \varepsilon &gt;0, \exists \alpha &gt;0, \forall x, 0&lt; |x-x_0|&lt;\alpha \Rightarrow |f(x) – l|&lt;\epsilon\).</text:p>
          </table:table-cell>
        </table:table-row>
        <table:table-row table:style-name="ro1">
          <table:table-cell office:value-type="string" calcext:value-type="string">
            <text:p>Limite finie en \(+\infty\)</text:p>
          </table:table-cell>
          <table:table-cell office:value-type="string" calcext:value-type="string">
            <text:p>Si \(\forall \epsilon &gt;0, \exists A&gt;0, x&gt;A \Rightarrow |f(x)-l|&lt;\epsilon\)</text:p>
          </table:table-cell>
        </table:table-row>
        <table:table-row table:style-name="ro1">
          <table:table-cell office:value-type="string" calcext:value-type="string">
            <text:p>Limite infinie en un point</text:p>
          </table:table-cell>
          <table:table-cell office:value-type="string" calcext:value-type="string">
            <text:p>f a une limite valant \(+\infty\) si \(\forall A &gt;0, \exists \alpha &gt;0, 0&lt;|x-x_0|&lt;\alpha \Rightarrow f(x)&gt;A\)</text:p>
          </table:table-cell>
        </table:table-row>
        <table:table-row table:style-name="ro1">
          <table:table-cell office:value-type="string" calcext:value-type="string">
            <text:p>Limite infinie en \(+\infty\)</text:p>
          </table:table-cell>
          <table:table-cell office:value-type="string" calcext:value-type="string">
            <text:p>Si \(\forall A&gt;0, \exists R&gt;0, x&gt;R \Rightarrow f(x)&gt;A\)</text:p>
          </table:table-cell>
        </table:table-row>
        <table:table-row table:style-name="ro1">
          <table:table-cell office:value-type="string" calcext:value-type="string">
            <text:p>Théorème des valeurs intermédiaires</text:p>
          </table:table-cell>
          <table:table-cell office:value-type="string" calcext:value-type="string">
            <text:p>Soit \(f:I\to\mathbb{R}\) une fonction et \((a \leq b)\in I\). On suppose \(f\) continue sur \([a,b]\). <text:s/>Alors \(\forall y_0 \in [f(a),f(b)], \exists x_0\in[a,b], y_0=f(x_0)\).</text:p>
          </table:table-cell>
        </table:table-row>
        <table:table-row table:style-name="ro1">
          <table:table-cell office:value-type="string" calcext:value-type="string">
            <text:p>Variante du TVI</text:p>
          </table:table-cell>
          <table:table-cell office:value-type="string" calcext:value-type="string">
            <text:p>Si \(f\) est continue sur \([a,b]\) et \(f(a)\times f(b) \leq 0\), alors \(\exists c\in[a,b], f(c)=0\).</text:p>
          </table:table-cell>
        </table:table-row>
        <table:table-row table:style-name="ro1">
          <table:table-cell office:value-type="string" calcext:value-type="string">
            <text:p>Théorème de Heine</text:p>
          </table:table-cell>
          <table:table-cell office:value-type="string" calcext:value-type="string">
            <text:p>L'image continue d'un intervalle fermé et borné est un intervalle fermé et borné. <text:s/>Soient \( a&lt;b \in\mathbb{R}\) et \(f:[a,b] \to \mathbb{R}, f\) continue sur \([a,b]\), alors \(\exists m\in\mathbb{R},M\in\mathbb{R}, m\leq M\) tels que \(f([a,b] = [m,M]\) en particulier \(\exists x_0\in[a,b], f(x_0) = m\) et \(\exists x_1\in[a,b], f(x_1) = M\).</text:p>
          </table:table-cell>
        </table:table-row>
        <table:table-row table:style-name="ro1">
          <table:table-cell office:value-type="string" calcext:value-type="string">
            <text:p>Réciproque d’une application continue strictement monotone</text:p>
          </table:table-cell>
          <table:table-cell office:value-type="string" calcext:value-type="string">
            <text:p>Si \(f\) est continue sur \([a,b]\) et strictement monotone sur \([a,b]\), alors \(f\) réalise une bijection de \([a,b]\) dans \(J=[f(a),f(b)]\) et \(f^{-1} : J\to I\) sa récirproque, de meme monotonie sur \(J\)</text:p>
          </table:table-cell>
        </table:table-row>
        <table:table-row table:style-name="ro1">
          <table:table-cell office:value-type="string" calcext:value-type="string">
            <text:p>Théorème de Rolle</text:p>
          </table:table-cell>
          <table:table-cell office:value-type="string" calcext:value-type="string">
            <text:p>Soit \(f:[a,b]\to \mathbb{R}\). Si \(f\) est continue sur \([a,b]\) et dérivable sur \(]a,b[\) et \(f(a) = f(b)\). Alors \(\exists c\in]a,b[, f'(c) = 0\)</text:p>
          </table:table-cell>
        </table:table-row>
        <table:table-row table:style-name="ro1">
          <table:table-cell office:value-type="string" calcext:value-type="string">
            <text:p>Théorème des accroissements finis</text:p>
          </table:table-cell>
          <table:table-cell office:value-type="string" calcext:value-type="string">
            <text:p>Soit \(f:[a,b]\to \mathbb{R}\). Si \(f\) est continue sur \([a,b]\) et dérivable sur \(]a,b[\). Alors \(\exists c\in]a,b[, \frac{f(b)-f(a)}{b-a} = f'(c)\)</text:p>
          </table:table-cell>
        </table:table-row>
        <table:table-row table:style-name="ro1">
          <table:table-cell office:value-type="string" calcext:value-type="string">
            <text:p>Définitions de la Dérivabilité</text:p>
          </table:table-cell>
          <table:table-cell office:value-type="string" calcext:value-type="string">
            <text:p>\(f\) est dérivable en \(x_0\) si \(\Lim{x\to x_0} \frac{f(x)-f(x_0)}{x-x_0}\) existe et est finie. On note alors cette limite \(f'(x_0)\). <text:s/>OU \(\Lim{x\to 0} \frac{f(a+h)-f(a)}{h}\) existe et est finie. <text:s/>OU \(\exists l\) et une fonction \(\varepsilon(x)\) dont la limite en \(a\) est nulle, tels que \(f(x) = f(a)+l(x-a)+(x-a)\varepsilon(x)\).</text:p>
          </table:table-cell>
        </table:table-row>
        <table:table-row table:style-name="ro1">
          <table:table-cell office:value-type="string" calcext:value-type="string">
            <text:p>Définitions de la Continuité</text:p>
          </table:table-cell>
          <table:table-cell office:value-type="string" calcext:value-type="string">
            <text:p>\(f\) est continue en \(x_0\) si \(\Lim{x\to x_0} f = f(x_0)\). <text:s/>OU \(\forall \varepsilon &gt;0,\exists <text:s/>\alpha &gt;0, |x-x_0|&lt;\alpha \Rightarrow |f(x)-f(x_0)|&lt;\varepsilon\) <text:s/>OU \(\forall (U_n), \Lim{\infty}f(U_n) = f(x_0)\). On a donc : \(\Lim{\infty} f(U_n) = f(\Lim{\infty} U_n)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6:51:33.104190777</meta:creation-date>
    <dc:date>2024-10-17T06:51:50.851081021</dc:date>
    <meta:editing-duration>PT36M11S</meta:editing-duration>
    <meta:editing-cycles>10</meta:editing-cycles>
    <meta:generator>LibreOffice/7.3.7.2$Linux_X86_64 LibreOffice_project/30$Build-2</meta:generator>
    <meta:document-statistic meta:table-count="1" meta:cell-count="32" meta:object-count="0"/>
  </office:meta>
</office:document-meta>
</file>